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B00000164D3AEB8CDB1C314D4.png" manifest:media-type="image/png"/>
  <manifest:file-entry manifest:full-path="Pictures/1000020100000309000001870C8C27E6D0A30A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9.296cm" draw:z-index="0"><draw:image xlink:href="Pictures/100002010000028B00000164D3AEB8CDB1C314D4.png" xlink:type="simple" xlink:show="embed" xlink:actuate="onLoad" loext:mime-type="image/png"/></draw:frame><draw:frame draw:style-name="fr2" draw:name="Bild2" text:anchor-type="paragraph" svg:x="-0.076cm" svg:y="10.301cm" svg:width="17cm" svg:height="8.553cm" draw:z-index="1"><draw:image xlink:href="Pictures/1000020100000309000001870C8C27E6D0A30A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1:29:16.701000000</meta:creation-date>
    <dc:date>2020-12-02T11:30:12.801000000</dc:date>
    <meta:editing-duration>PT56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Neat_Office/6.2.8.2$Windows_x86 LibreOffice_project/</meta:generator>
  </office:meta>
</office:document-meta>
</file>